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Visitor.visitTypeInsn( final int opcode , final String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Visitor.visit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Visitor.visitAnnotation( final String descriptor , final boolean visi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Visitor.visitAnnotableParameterCount( final int parameterCount , final boolean visi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Visitor.visitLocalVariable( final String name , final String descriptor , final String signature , final Label start , final Label end , final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Visitor.visitMaxs( final int maxStack , final int maxLoca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Visitor.visitInsn( final int op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Visitor.MethodVisitor( final int ap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Visitor.MethodVisitor( final int api , final MethodVisitor methodVisito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thodVisitor.visitMultiANewArrayInsn( final String descriptor , final int numDimens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Visitor.visitInvokeDynamicInsn( final String name , final String descriptor , final Handle bootstrapMethodHandle , final Object ... bootstrapMethodArgume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hodVisitor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Visitor.visitTypeAnnotation( final int typeRef , final TypePath typePath , final String descriptor , final boolean visi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Visitor.visitTableSwitchInsn( final int min , final int max , final Label dflt , final Label ... labe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Visitor.visitLookupSwitchInsn( final Label dflt , final int [ ] keys , final Label [ ] labe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Visitor.visitAttribute( final Attribute attribu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Visitor.visitFrame( final int type , final int numLocal , final Object [ ] local , final int numStack , final Object [ ] sta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Visitor.visitMethodInsn( final int opcode , final String owner , final String name , final String descriptor , final boolean isInterfa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thodVisitor.visitJumpInsn( final int opcode , final Label lab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Visitor.visitTryCatchBlock( final Label start , final Label end , final Label handler , final String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Visitor.visitTryCatchAnnotation( final int typeRef , final TypePath typePath , final String descriptor , final boolean visi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Visitor.visitLdcInsn( final Object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thodVisitor.visitVarInsn( final int opcode , final int var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Visitor.visitParameterAnnotation( final int parameter , final String descriptor , final boolean visi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Visitor.visitIincInsn( final int varIndex , final int incr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Visitor.visitLabel( final Label lab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Visitor.visit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Visitor.visitInsnAnnotation( final int typeRef , final TypePath typePath , final String descriptor , final boolean visi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Visitor.visitParameter( final String name , final int acce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hodVisitor.visitAnnotationDefaul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Visitor.visitMethodInsn( final int opcode , final String owner , final String name , final String descri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isitor.visitFieldInsn( final int opcode , final String owner , final String name , final String descri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Visitor.visitIntInsn( final int opcode , final int oper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Visitor.visitLineNumber( final int line , final Label st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Visitor.visitLocalVariableAnnotation( final int typeRef , final TypePath typePath , final Label [ ] start , final Label [ ] end , final int [ ] index , final String descriptor , final boolean visi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